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1f2e00" fo:background-color="transparent" style:font-name-asian="Helvetica" style:font-name-complex="Helvetica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49a639" fo:background-color="transparent" style:font-name-asian="Helvetica" style:font-name-complex="Helvetica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f1b" officeooo:paragraph-rsid="0023afb3" fo:background-color="transparent" style:font-name-asian="Helvetica" style:font-name-complex="Helvetica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c8998" officeooo:paragraph-rsid="001c8998" fo:background-color="transparent" style:font-name-asian="Helvetica" style:font-name-complex="Helvetica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51f88" officeooo:paragraph-rsid="00451f88" fo:background-color="transparent" style:font-name-asian="Helvetica" style:font-name-complex="Helvetica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48dd83" fo:background-color="transparent" style:font-name-asian="Helvetica" style:font-name-complex="Helvetica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e4b89" fo:background-color="transparent" style:font-name-asian="Helvetica" style:font-name-complex="Helvetica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e4b89" officeooo:paragraph-rsid="001f2e00" fo:background-color="transparent" style:font-name-asian="Helvetica" style:font-name-complex="Helvetica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a9c27" officeooo:paragraph-rsid="004a9c27" fo:background-color="transparent" style:font-name-asian="Helvetica" style:font-name-complex="Helvetica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b1199" officeooo:paragraph-rsid="004b1199" fo:background-color="transparent" style:font-name-asian="Helvetica" style:font-name-complex="Helvetica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1f2e00" officeooo:paragraph-rsid="004c4f46" fo:background-color="transparent" style:font-name-asian="Helvetica" style:font-name-complex="Helvetica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5abc5a" officeooo:paragraph-rsid="005abc5a" fo:background-color="transparent" style:font-name-asian="Helvetica" style:font-name-complex="Helvetica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fo:background-color="transparent" style:font-name-asian="Helvetica" style:font-name-complex="Helvetica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paragraph-rsid="001c8998" fo:background-color="transparent" style:font-name-asian="Helvetica" style:font-name-complex="Helvetica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officeooo:rsid="001dd67e" officeooo:paragraph-rsid="001dd67e" fo:background-color="transparent" style:font-name-asian="Helvetica" style:font-weight-asian="bold" style:font-name-complex="Helvetica" style:font-weight-complex="bold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bold" fo:background-color="transparent" style:font-name-asian="Helvetica" style:font-weight-asian="bold" style:font-name-complex="Helvetica" style:font-weight-complex="bold"/>
    </style:style>
    <style:style style:name="P1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style:text-underline-style="solid" style:text-underline-width="auto" style:text-underline-color="font-color" fo:font-weight="bold" officeooo:rsid="001c8998" officeooo:paragraph-rsid="001c8998" fo:background-color="transparent" style:font-name-asian="Helvetica" style:font-weight-asian="bold" style:font-name-complex="Helvetica" style:font-weight-complex="bold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0.5pt" fo:font-weight="normal" officeooo:rsid="0022bbed" officeooo:paragraph-rsid="0025b8db" fo:background-color="#ffffff" style:font-name-asian="Courier 10 Pitch1" style:font-weight-asian="normal" style:font-name-complex="Courier 10 Pitch1" style:font-weight-complex="normal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Helvetica" fo:font-size="14pt" fo:font-weight="normal" officeooo:rsid="001e4b89" officeooo:paragraph-rsid="001e4b89" fo:background-color="transparent" style:font-name-asian="Helvetica" style:font-name-complex="Helvetica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55167e" officeooo:paragraph-rsid="0055167e" fo:background-color="transparent" style:font-name-asian="Calibri1" style:font-weight-asian="bold" style:font-name-complex="Calibri1" style:font-weight-complex="bold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516b64" officeooo:paragraph-rsid="00516b64" fo:background-color="transparent" style:font-name-asian="Calibri1" style:font-weight-asian="bold" style:font-name-complex="Calibri1" style:font-weight-complex="bold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25b8db" officeooo:paragraph-rsid="0025b8db" fo:background-color="transparent" style:font-name-asian="Calibri1" style:font-weight-asian="bold" style:font-name-complex="Calibri1" style:font-weight-complex="bold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bold" officeooo:rsid="00679c39" officeooo:paragraph-rsid="00679c39" fo:background-color="transparent" style:font-name-asian="Calibri1" style:font-weight-asian="bold" style:font-name-complex="Calibri1" style:font-weight-complex="bold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01d6e" fo:background-color="transparent" style:font-name-asian="Calibri1" style:font-name-complex="Calibri1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2f1b" officeooo:paragraph-rsid="002454cc" fo:background-color="transparent" style:font-name-asian="Calibri1" style:font-name-complex="Calibri1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e6b50" officeooo:paragraph-rsid="004e6b50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e6b50" officeooo:paragraph-rsid="00516b64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01d6e" officeooo:paragraph-rsid="00201d6e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16b64" officeooo:paragraph-rsid="00516b64" fo:background-color="transparent" style:font-name-asian="Calibri1" style:font-name-complex="Calibri1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5167e" officeooo:paragraph-rsid="0055167e" fo:background-color="transparent" style:font-name-asian="Calibri1" style:font-name-complex="Calibri1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55167e" officeooo:paragraph-rsid="00578793" fo:background-color="transparent" style:font-name-asian="Calibri1" style:font-name-complex="Calibri1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fo:background-color="transparent" style:font-name-asian="Calibri1" style:font-name-complex="Calibri1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1f3631" officeooo:paragraph-rsid="001f3631" fo:background-color="transparent" style:font-name-asian="Calibri1" style:font-name-complex="Calibri1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3f8ec" officeooo:paragraph-rsid="0063f8ec" fo:background-color="transparent" style:font-name-asian="Calibri1" style:font-weight-asian="normal" style:font-name-complex="Calibri1" style:font-weight-complex="normal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25b8db" officeooo:paragraph-rsid="0025b8db" fo:background-color="transparent" style:font-name-asian="Calibri1" style:font-weight-asian="normal" style:font-name-complex="Calibri1" style:font-weight-complex="normal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e6b50" officeooo:paragraph-rsid="0063f8ec" fo:background-color="transparent" style:font-name-asian="Calibri1" style:font-weight-asian="normal" style:font-name-complex="Calibri1" style:font-weight-complex="normal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e6b50" officeooo:paragraph-rsid="00671909" fo:background-color="transparent" style:font-name-asian="Calibri1" style:font-weight-asian="normal" style:font-name-complex="Calibri1" style:font-weight-complex="normal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4e6b50" officeooo:paragraph-rsid="00679c39" fo:background-color="transparent" style:font-name-asian="Calibri1" style:font-weight-asian="normal" style:font-name-complex="Calibri1" style:font-weight-complex="normal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5cba6" officeooo:paragraph-rsid="0065cba6" fo:background-color="transparent" style:font-name-asian="Calibri1" style:font-weight-asian="normal" style:font-name-complex="Calibri1" style:font-weight-complex="normal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71909" officeooo:paragraph-rsid="00671909" fo:background-color="transparent" style:font-name-asian="Calibri1" style:font-weight-asian="normal" style:font-name-complex="Calibri1" style:font-weight-complex="normal"/>
    </style:style>
    <style:style style:name="P41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77185" officeooo:paragraph-rsid="00677185" fo:background-color="transparent" style:font-name-asian="Calibri1" style:font-weight-asian="normal" style:font-name-complex="Calibri1" style:font-weight-complex="normal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79c39" officeooo:paragraph-rsid="00679c39" fo:background-color="transparent" style:font-name-asian="Calibri1" style:font-weight-asian="normal" style:font-name-complex="Calibri1" style:font-weight-complex="normal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color="#000000" style:font-name="Courier 10 Pitch" fo:font-size="14pt" fo:font-weight="normal" officeooo:rsid="004b48cf" officeooo:paragraph-rsid="004c4f46" fo:background-color="transparent" style:font-name-asian="Helvetica" style:font-name-complex="Helvetica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71909" officeooo:paragraph-rsid="00671909" fo:background-color="transparent" style:font-name-asian="Calibri1" style:font-weight-asian="normal" style:font-name-complex="Calibri1" style:font-weight-complex="normal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91c85" officeooo:paragraph-rsid="00691c85" fo:background-color="transparent" style:font-name-asian="Calibri1" style:font-weight-asian="normal" style:font-name-complex="Calibri1" style:font-weight-complex="normal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ourier 10 Pitch" fo:font-size="11pt" fo:font-weight="normal" officeooo:rsid="006a8f63" officeooo:paragraph-rsid="006a8f63" fo:background-color="transparent" style:font-name-asian="Calibri1" style:font-weight-asian="normal" style:font-name-complex="Calibri1" style:font-weight-complex="normal"/>
    </style:style>
    <style:style style:name="T1" style:family="text">
      <style:text-properties fo:color="#000000" fo:font-size="13pt" fo:font-weight="bold" officeooo:rsid="00211cbe" fo:background-color="#ffffff" loext:char-shading-value="0" style:font-name-asian="Courier 10 Pitch1" style:font-size-asian="13pt" style:font-name-complex="Courier 10 Pitch1" style:font-size-complex="13pt"/>
    </style:style>
    <style:style style:name="T2" style:family="text">
      <style:text-properties fo:color="#000000" fo:font-size="13pt" fo:font-weight="bold" officeooo:rsid="0025b8db" fo:background-color="#ffffff" loext:char-shading-value="0" style:font-name-asian="Courier 10 Pitch1" style:font-size-asian="13pt" style:font-name-complex="Courier 10 Pitch1" style:font-size-complex="13pt"/>
    </style:style>
    <style:style style:name="T3" style:family="text">
      <style:text-properties fo:color="#000000" fo:font-size="13pt" fo:font-weight="bold" officeooo:rsid="00214596" fo:background-color="#ffffff" loext:char-shading-value="0" style:font-name-asian="Courier 10 Pitch1" style:font-size-asian="13pt" style:font-name-complex="Courier 10 Pitch1" style:font-size-complex="13pt"/>
    </style:style>
    <style:style style:name="T4" style:family="text">
      <style:text-properties fo:color="#000000" fo:font-size="13pt" fo:font-weight="bold" officeooo:rsid="0022bbed" fo:background-color="#ffffff" loext:char-shading-value="0" style:font-name-asian="Courier 10 Pitch1" style:font-size-asian="13pt" style:font-name-complex="Courier 10 Pitch1" style:font-size-complex="13pt"/>
    </style:style>
    <style:style style:name="T5" style:family="text">
      <style:text-properties fo:color="#000000" fo:font-size="13pt" fo:font-weight="bold" officeooo:rsid="002454cc" fo:background-color="#ffffff" loext:char-shading-value="0" style:font-name-asian="Courier 10 Pitch1" style:font-size-asian="13pt" style:font-name-complex="Courier 10 Pitch1" style:font-size-complex="13pt"/>
    </style:style>
    <style:style style:name="T6" style:family="text">
      <style:text-properties officeooo:rsid="001e4b8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2e00" style:font-weight-asian="bold" style:font-weight-complex="bold"/>
    </style:style>
    <style:style style:name="T9" style:family="text">
      <style:text-properties fo:font-weight="bold" officeooo:rsid="001f2f1b" style:font-weight-asian="bold" style:font-weight-complex="bold"/>
    </style:style>
    <style:style style:name="T10" style:family="text">
      <style:text-properties fo:font-weight="bold" officeooo:rsid="000c9e85" style:font-weight-asian="bold" style:font-weight-complex="bold"/>
    </style:style>
    <style:style style:name="T11" style:family="text">
      <style:text-properties officeooo:rsid="001f2e00"/>
    </style:style>
    <style:style style:name="T12" style:family="text">
      <style:text-properties style:font-name="Courier 10 Pitch"/>
    </style:style>
    <style:style style:name="T13" style:family="text">
      <style:text-properties officeooo:rsid="0023afb3"/>
    </style:style>
    <style:style style:name="T14" style:family="text">
      <style:text-properties officeooo:rsid="0025eeeb"/>
    </style:style>
    <style:style style:name="T15" style:family="text">
      <style:text-properties officeooo:rsid="002e58f8"/>
    </style:style>
    <style:style style:name="T16" style:family="text">
      <style:text-properties officeooo:rsid="0042e766"/>
    </style:style>
    <style:style style:name="T17" style:family="text">
      <style:text-properties officeooo:rsid="00451f88"/>
    </style:style>
    <style:style style:name="T18" style:family="text">
      <style:text-properties officeooo:rsid="0046e85d"/>
    </style:style>
    <style:style style:name="T19" style:family="text">
      <style:text-properties officeooo:rsid="00476164"/>
    </style:style>
    <style:style style:name="T20" style:family="text">
      <style:text-properties officeooo:rsid="0048dd83"/>
    </style:style>
    <style:style style:name="T21" style:family="text">
      <style:text-properties officeooo:rsid="0049a639"/>
    </style:style>
    <style:style style:name="T22" style:family="text">
      <style:text-properties officeooo:rsid="00516b64"/>
    </style:style>
    <style:style style:name="T23" style:family="text">
      <style:text-properties officeooo:rsid="005214e2"/>
    </style:style>
    <style:style style:name="T24" style:family="text">
      <style:text-properties officeooo:rsid="00562fe0"/>
    </style:style>
    <style:style style:name="T25" style:family="text">
      <style:text-properties officeooo:rsid="005c61f5"/>
    </style:style>
    <style:style style:name="T26" style:family="text">
      <style:text-properties officeooo:rsid="005d7b80"/>
    </style:style>
    <style:style style:name="T27" style:family="text">
      <style:text-properties officeooo:rsid="004e6b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7"><text:span text:style-name="T16">Paypal integration d</text:span>emo <text:span text:style-name="T16">d</text:span>etail</text:p>
      <text:p text:style-name="P17"/>
      <text:p text:style-name="P14"/>
      <text:p text:style-name="P15">These functionality <text:span text:style-name="T6">divide</text:span> into four main part. I listed at below.</text:p>
      <text:p text:style-name="P4"><text:tab/>1. Database</text:p>
      <text:p text:style-name="P4"><text:span text:style-name="T17"><text:tab/>2</text:span>. <text:span text:style-name="T6">CODE</text:span></text:p>
      <text:p text:style-name="P5"><text:tab/>3. <text:span text:style-name="T18">P</text:span>aypal <text:span text:style-name="T19">D</text:span>etail</text:p>
      <text:p text:style-name="P5"/>
      <text:p text:style-name="P4"/>
      <text:p text:style-name="P14"/>
      <text:p text:style-name="P7">&gt;&gt;&gt; <text:span text:style-name="T7">let's start with the database.</text:span></text:p>
      <text:p text:style-name="P14"/>
      <text:p text:style-name="P19"><text:span text:style-name="T12">1. First login into your phpmyadmin. General login url for local is <text:tab/></text:span><text:a xlink:type="simple" xlink:href="http://localhost/phpmyadmin"><text:span text:style-name="T12">http://localhost/phpmyadmin</text:span></text:a></text:p>
      <text:p text:style-name="P7">2. click on database. After enter database name then press create button.</text:p>
      <text:p text:style-name="P7">3. select database name which created by you.</text:p>
      <text:p text:style-name="P6">4. next click on import button then you can see browse button on your screen. You have <text:span text:style-name="T20">paypal.sql</text:span> file in your download folder please select database. After press GO Button it's define at below. You got message import successfully.</text:p>
      <text:p text:style-name="P7"/>
      <text:p text:style-name="P7">Here we created database with tabel successfully move on next step. <text:span text:style-name="T11">Put js and css file into yout project directory.</text:span></text:p>
      <text:p text:style-name="P7"/>
      <text:p text:style-name="P8">&gt;&gt;&gt; <text:span text:style-name="T7">let's start with the </text:span><text:span text:style-name="T8">Code </text:span><text:span text:style-name="T9">and define code structure</text:span><text:span text:style-name="T7">.</text:span></text:p>
      <text:p text:style-name="P1">1) index.php</text:p>
      <text:p text:style-name="P3">2) <text:span text:style-name="T13">connection</text:span>.php</text:p>
      <text:p text:style-name="P2">3) <text:span text:style-name="T21">paypal_success.php</text:span></text:p>
      <text:p text:style-name="P9">4) paypal_cancel.php</text:p>
      <text:p text:style-name="P12">5) images/</text:p>
      <text:p text:style-name="P9"><text:tab/></text:p>
      <text:p text:style-name="P10"/>
      <text:p text:style-name="P10">Paypal Sandbob link : </text:p>
      <text:p text:style-name="P10"><text:s text:c="7"/>https://www.sandbox.paypal.com/cgi-bin/webscr</text:p>
      <text:p text:style-name="P43">Paypal ID :{Paypal_ID}</text:p>
      <text:p text:style-name="P11"><text:tab/><text:tab/></text:p>
      <text:p text:style-name="P16">Create a file with <text:span text:style-name="T11">i</text:span>ndex.php for <text:span text:style-name="T11">output view for product display and buy now</text:span>.</text:p>
      <text:p text:style-name="P32"><text:soft-page-break/></text:p>
      <text:p text:style-name="P13">Please may look code:</text:p>
      <text:p text:style-name="P32"/>
      <text:p text:style-name="P13">1. <text:span text:style-name="T10">Here below define html code with form.</text:span></text:p>
      <text:p text:style-name="P32"/>
      <text:p text:style-name="P33"/>
      <text:p text:style-name="P26">&lt;!DOCTYPE html&gt; </text:p>
      <text:p text:style-name="P26">&lt;html lang="en"&gt; </text:p>
      <text:p text:style-name="P26">&lt;head&gt; </text:p>
      <text:p text:style-name="P26">&lt;meta http-equiv="Content-Type" content="text/html; charset=utf-8" /&gt; </text:p>
      <text:p text:style-name="P26">&lt;title&gt;Paypal :: SPACE-O &lt;/title&gt; </text:p>
      <text:p text:style-name="P26">&lt;/head&gt; </text:p>
      <text:p text:style-name="P26">&lt;body&gt; </text:p>
      <text:p text:style-name="P26"><text:tab/>&lt;?php </text:p>
      <text:p text:style-name="P26"><text:tab/><text:tab/>//fetch products from the database </text:p>
      <text:p text:style-name="P26"><text:tab/><text:tab/>$results = $db-&gt;query("SELECT * FROM products"); </text:p>
      <text:p text:style-name="P26"><text:tab/><text:tab/>while($row = $results-&gt;fetch_assoc()) </text:p>
      <text:p text:style-name="P26"><text:tab/><text:tab/>{ </text:p>
      <text:p text:style-name="P26"><text:tab/>?&gt; </text:p>
      <text:p text:style-name="P26"><text:s text:c="4"/>&lt;img src="images/&lt;?php echo $row['image']; ?&gt;"/&gt; </text:p>
      <text:p text:style-name="P26"><text:s text:c="4"/>&lt;br/&gt;Prodcut Name: &lt;?php echo $row['name']; ?&gt; </text:p>
      <text:p text:style-name="P26"><text:s text:c="4"/>&lt;br/&gt;Product Price: &lt;?php echo $row['price']; ?&gt; </text:p>
      <text:p text:style-name="P26"><text:s text:c="4"/>&lt;form action="&lt;?php echo $paypal_link; ?&gt;" method="post"&gt; </text:p>
      <text:p text:style-name="P26"/>
      <text:p text:style-name="P26"><text:s text:c="7"/></text:p>
      <text:p text:style-name="P26"><text:s text:c="8"/>&lt;input type="hidden" name="business" value="&lt;?php echo $paypal_username; ?&gt;"&gt; </text:p>
      <text:p text:style-name="P26"><text:s text:c="8"/></text:p>
      <text:p text:style-name="P26"><text:s text:c="8"/>&lt;!-- Specify a Buy Now button. --&gt; </text:p>
      <text:p text:style-name="P26"><text:s text:c="8"/>&lt;input type="hidden" name="cmd" value="_xclick"&gt; </text:p>
      <text:p text:style-name="P26"><text:s text:c="8"/></text:p>
      <text:p text:style-name="P26"><text:s text:c="8"/>&lt;!-- Specify details about the item that buyers will purchase. --&gt; </text:p>
      <text:p text:style-name="P26"><text:s text:c="8"/>&lt;input type="hidden" name="item_name" value="&lt;?php echo $row['name']; ?&gt;"&gt; </text:p>
      <text:p text:style-name="P26"><text:s text:c="8"/>&lt;input type="hidden" name="item_number" value="&lt;?php echo $row['id']; ?&gt;"&gt; </text:p>
      <text:p text:style-name="P26"><text:s text:c="8"/>&lt;input type="hidden" name="amount" value="&lt;?php echo $row['price']; ?&gt;"&gt; </text:p>
      <text:p text:style-name="P26"><text:s text:c="8"/>&lt;input type="hidden" name="currency_code" value="USD"&gt; </text:p>
      <text:p text:style-name="P26"><text:s text:c="8"/></text:p>
      <text:p text:style-name="P26"><text:s text:c="8"/>&lt;!-- Specify URLs --&gt; </text:p>
      <text:p text:style-name="P26"><text:s text:c="8"/>&lt;input type='hidden' name='cancel_return' value='http://localhost/paypal_integration_php/paypal_cancel.php'&gt; </text:p>
      <text:p text:style-name="P26"><text:tab/><text:tab/>&lt;input type='hidden' name='return' value='http://localhost/paypal_integration_php/paypal_success.php'&gt; </text:p>
      <text:p text:style-name="P26"/>
      <text:p text:style-name="P26"><text:s text:c="8"/></text:p>
      <text:p text:style-name="P26"><text:s text:c="8"/>&lt;!-- Display the payment button. --&gt; </text:p>
      <text:p text:style-name="P26"><text:s text:c="8"/>&lt;input type="image" name="submit" border="0" </text:p>
      <text:p text:style-name="P26"><text:s text:c="8"/>src="https://www.paypalobjects.com/en_US/i/btn/btn_buynow_LG.gif" alt="PayPal - The safer, easier way to pay online"&gt; </text:p>
      <text:p text:style-name="P26"><text:s text:c="8"/>&lt;img alt="" border="0" width="1" height="1" <text:soft-page-break/>src="https://www.paypalobjects.com/en_US/i/scr/pixel.gif" &gt; </text:p>
      <text:p text:style-name="P26"><text:s text:c="4"/></text:p>
      <text:p text:style-name="P26"><text:s text:c="4"/>&lt;/form&gt; </text:p>
      <text:p text:style-name="P26"><text:s text:c="4"/>&lt;?php } ?&gt; </text:p>
      <text:p text:style-name="P26">&lt;/body&gt; </text:p>
      <text:p text:style-name="P26">&lt;/html&gt;</text:p>
      <text:p text:style-name="P24"/>
      <text:p text:style-name="P28"><text:span text:style-name="T7">Description</text:span> <text:span text:style-name="T14">==&gt;</text:span> </text:p>
      <text:p text:style-name="P28"><text:tab/></text:p>
      <text:p text:style-name="P21">1) Fetch Product record from the database and display in page.</text:p>
      <text:p text:style-name="P29"><text:tab/></text:p>
      <text:p text:style-name="P21">2). specify if paypal transaction fail then define call back URL and if successfully then define call back Url</text:p>
      <text:p text:style-name="P29"/>
      <text:p text:style-name="P27">&lt;!-- Specify <text:s/><text:span text:style-name="T22">Call Back </text:span>URLs --&gt; </text:p>
      <text:p text:style-name="P27"><text:s text:c="8"/>&lt;input type='hidden' name='cancel_return' value='http://<text:span text:style-name="T23">{Server name / Domain Name}</text:span>/paypal_integration_php/paypal_cancel.php'&gt; </text:p>
      <text:p text:style-name="P27"><text:tab/><text:tab/>&lt;input type='hidden' name='return' value='http://<text:span text:style-name="T23">{server name/ Donmain Name}</text:span>/paypal_integration_php/paypal_success.php'&gt; </text:p>
      <text:p text:style-name="P28"/>
      <text:p text:style-name="P20">3) Define hidden parameter for Buy Product information.</text:p>
      <text:p text:style-name="P30"/>
      <text:p text:style-name="P30">&lt;!-- Identify your business so that you can collect the payments. --&gt; </text:p>
      <text:p text:style-name="P30"><text:s text:c="8"/>&lt;input type="hidden" name="business" value="&lt;?php echo $paypal_username; ?&gt;"&gt; </text:p>
      <text:p text:style-name="P30"><text:s text:c="8"/></text:p>
      <text:p text:style-name="P30">&lt;!-- Specify a Buy Now button for Product. --&gt; </text:p>
      <text:p text:style-name="P30"><text:tab/>&lt;input type="hidden" name="cmd" value="_xclick"&gt; </text:p>
      <text:p text:style-name="P30"><text:s text:c="8"/></text:p>
      <text:p text:style-name="P30">&lt;!-- <text:span text:style-name="T24">Specify product detail that product will buyer purchase</text:span>. --&gt; </text:p>
      <text:p text:style-name="P30"><text:s text:c="8"/>&lt;input type="hidden" name="item_name" value="&lt;?php echo $row['name']; ?&gt;"&gt; </text:p>
      <text:p text:style-name="P30"><text:s text:c="8"/>&lt;input type="hidden" name="item_number" value="&lt;?php echo $row['id']; ?&gt;"&gt; </text:p>
      <text:p text:style-name="P30"><text:s text:c="8"/>&lt;input type="hidden" name="amount" value="&lt;?php echo $row['price']; ?&gt;"&gt; </text:p>
      <text:p text:style-name="P30"><text:s text:c="8"/>&lt;input type="hidden" name="currency_code" value="USD"&gt; </text:p>
      <text:p text:style-name="P30"><text:s text:c="8"/></text:p>
      <text:p text:style-name="P31"><text:s text:c="2"/></text:p>
      <text:p text:style-name="P31"><text:s text:c="6"/></text:p>
      <text:p text:style-name="P28"/>
      <text:p text:style-name="P25"><text:span text:style-name="T1">let start </text:span><text:span text:style-name="T2">discussion</text:span><text:span text:style-name="T3"> for </text:span><text:span text:style-name="T5">connection</text:span><text:span text:style-name="T4">.php</text:span></text:p>
      <text:p text:style-name="P25"/>
      <text:p text:style-name="P18">define('HOST', 'localhost'); </text:p>
      <text:p text:style-name="P18">define('USERNAME', '<text:span text:style-name="T26">{USERNAME}</text:span>'); </text:p>
      <text:p text:style-name="P18">define('PASSWORD', '<text:span text:style-name="T26">{PASSWORD}</text:span>'); </text:p>
      <text:p text:style-name="P18">define('DATABASE_NAME', '<text:span text:style-name="T25">paypal</text:span>'); </text:p>
      <text:p text:style-name="P18"/>
      <text:p text:style-name="P18">//Connect and select the database </text:p>
      <text:p text:style-name="P18">$db = new mysqli(HOST, USERNAME, PASSWORD, DATABASE_NAME); </text:p>
      <text:p text:style-name="P18"/>
      <text:p text:style-name="P18">if ($db-&gt;connect_error) { </text:p>
      <text:p text:style-name="P18"><text:s text:c="4"/>die("Connection failed: " . $db-&gt;connect_error); </text:p>
      <text:p text:style-name="P18">}</text:p>
      <text:p text:style-name="P35"/>
      <text:p text:style-name="P22"><text:soft-page-break/>NOTE: change value of HOST , USERNAME , PASSWORD , DATABASE_NAME after change run your connection.php file in browser. If you got any error then you put value wrong. And not getting any error so datab<text:span text:style-name="T15">a</text:span>se connection created successfully.</text:p>
      <text:p text:style-name="P22"/>
      <text:p text:style-name="P34">1.) create index.php and we will see procuct listing in browser and Buy Now Button.</text:p>
      <text:p text:style-name="P34">2) click on Buy Now button. After this action you will redirect on paypal.</text:p>
      <text:p text:style-name="P34">3) paypal getting your email address and password.</text:p>
      <text:p text:style-name="P34">4) fill all information on paypal.</text:p>
      <text:p text:style-name="P34">5) after all process completed. If your trasaction is failed then redirect on <text:span text:style-name="T27">http://{Server name / DomainName}/paypal_integration_php/paypal_cancel.php</text:span>.</text:p>
      <text:p text:style-name="P34"/>
      <text:p text:style-name="P36">&lt;input type='hidden' name='cancel_return' value='http://<text:span text:style-name="T23">{Server name / Domain Name}</text:span>/paypal_integration_php/paypal_cancel.php'&gt; </text:p>
      <text:p text:style-name="P39">6) if your trasaction is success then you redirect on</text:p>
      <text:p text:style-name="P39"/>
      <text:p text:style-name="P37">&lt;input type='hidden' name='return' value='http://<text:span text:style-name="T23">{server name/ Donmain Name}</text:span>/paypal_integration_php/paypal_success.php'&gt; </text:p>
      <text:p text:style-name="P37"/>
      <text:p text:style-name="P40">NOTE :- when your transaction is success thet time paypal you return some transaction detail.</text:p>
      <text:p text:style-name="P40"/>
      <text:p text:style-name="P45">1) item_number</text:p>
      <text:p text:style-name="P45">2) Trasaction_ID</text:p>
      <text:p text:style-name="P45">3) AMT</text:p>
      <text:p text:style-name="P45">4) CURRENCY_CODE</text:p>
      <text:p text:style-name="P45">5) PAYMENT_STATUS</text:p>
      <text:p text:style-name="P40"/>
      <text:p text:style-name="P41">&gt;&gt;&gt; all above parameter define by You.</text:p>
      <text:p text:style-name="P41"/>
      <text:p text:style-name="P42">7) save transaction detail in your database.</text:p>
      <text:p text:style-name="P42"/>
      <text:p text:style-name="P23">Let below code for success paypal transaction.&gt; <text:span text:style-name="T27">paypal_success.php</text:span></text:p>
      <text:p text:style-name="P23"/>
      <text:p text:style-name="P46">&lt;?php</text:p>
      <text:p text:style-name="P46">include 'connection.php';</text:p>
      <text:p text:style-name="P46"></text:p>
      <text:p text:style-name="P46">//save Trasaction information form PayPal</text:p>
      <text:p text:style-name="P46">$item_number = $_GET['item_number']; </text:p>
      <text:p text:style-name="P46">$txn_id = $_GET['Trasaction_ID'];</text:p>
      <text:p text:style-name="P46">$payment_gross = $_GET['AMT'];</text:p>
      <text:p text:style-name="P46">$currency_code = $_GET['CURRENCY_CODE'];</text:p>
      <text:p text:style-name="P46">$payment_status = $_GET['PAYMENT_STATUS'];</text:p>
      <text:p text:style-name="P46"></text:p>
      <text:p text:style-name="P46">//Get product price</text:p>
      <text:p text:style-name="P46">$productResult = $db-&gt;query("SELECT price FROM products WHERE id = ".$item_number);</text:p>
      <text:p text:style-name="P46">$productRow = $productResult-&gt;fetch_assoc();</text:p>
      <text:p text:style-name="P46">$productPrice = $productRow['price'];</text:p>
      <text:p text:style-name="P46"></text:p>
      <text:p text:style-name="P46">if(!empty($txn_id) &amp;&amp; $payment_gross == $productPrice){</text:p>
      <text:p text:style-name="P46"><text:tab/>//Check if payment data exists with the same TXN ID.</text:p>
      <text:p text:style-name="P46"><text:soft-page-break/><text:s text:c="4"/>$prevPaymentResult = $db-&gt;query("SELECT payment_id FROM payments WHERE txn_id = '".$txn_id."'");</text:p>
      <text:p text:style-name="P46"></text:p>
      <text:p text:style-name="P46"><text:s text:c="4"/>if($prevPaymentResult-&gt;num_rows &gt; 0){</text:p>
      <text:p text:style-name="P46"><text:s text:c="8"/>$paymentRow = $prevPaymentResult-&gt;fetch_assoc();</text:p>
      <text:p text:style-name="P46"><text:s text:c="8"/>$last_insert_id = $paymentRow['payment_id'];</text:p>
      <text:p text:style-name="P46"><text:s text:c="4"/>}else{</text:p>
      <text:p text:style-name="P46"><text:s text:c="8"/>//Insert tansaction data into the database</text:p>
      <text:p text:style-name="P46"><text:s text:c="8"/>$insert = $db-&gt;query("INSERT INTO payments(item_number,txn_id,payment_gross,currency_code,payment_status) VALUES('".$item_number."','".$txn_id."','".$payment_gross."','".$currency_code."','".$payment_status."')");</text:p>
      <text:p text:style-name="P46"><text:s text:c="8"/>$last_insert_id = $db-&gt;insert_id;</text:p>
      <text:p text:style-name="P46"><text:s text:c="4"/>}</text:p>
      <text:p text:style-name="P46">?&gt;</text:p>
      <text:p text:style-name="P46"><text:tab/>&lt;h1&gt;Your payment has been successful.&lt;/h1&gt;</text:p>
      <text:p text:style-name="P46"><text:s text:c="4"/>&lt;h1&gt;Your Payment ID - &lt;?php echo $last_insert_id; ?&gt;.&lt;/h1&gt;</text:p>
      <text:p text:style-name="P46">&lt;?php</text:p>
      <text:p text:style-name="P46">}else{</text:p>
      <text:p text:style-name="P46">?&gt;</text:p>
      <text:p text:style-name="P46"><text:tab/>&lt;h1&gt;Your payment has failed.&lt;/h1&gt;</text:p>
      <text:p text:style-name="P46">&lt;?php</text:p>
      <text:p text:style-name="P46">}</text:p>
      <text:p text:style-name="P46">?&gt;</text:p>
      <text:p text:style-name="P42"/>
      <text:p text:style-name="P42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1" svg:font-family="'Courier 10 Pitch'"/>
    <style:font-face style:name="Helvetica" svg:font-family="Helvetica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8:23:00.641496254</dc:date>
    <meta:editing-duration>PT5H4M24S</meta:editing-duration>
    <meta:editing-cycles>105</meta:editing-cycles>
    <meta:generator>LibreOffice/4.2.8.2$Linux_X86_64 LibreOffice_project/420m0$Build-2</meta:generator>
    <meta:document-statistic meta:table-count="0" meta:image-count="0" meta:object-count="0" meta:page-count="5" meta:paragraph-count="155" meta:word-count="787" meta:character-count="6971" meta:non-whitespace-character-count="5870"/>
  </office:meta>
</office:document-meta>
</file>